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CI-DSS Essentials: Key Acronyms and Concepts</text:span></text:h>
      <text:h text:style-name="Heading_20_4" text:outline-level="4"><text:span text:style-name="Strong_20_Emphasis">1. PCI-DSS (Payment Card Industry Data Security Standard)</text:span></text:h>
      <text:p text:style-name="Text_20_body"><text:span text:style-name="Strong_20_Emphasis">What it is</text:span>: PCI-DSS is a set of security standards created to ensure that companies that handle credit card data maintain a secure environment. It was established by the Payment Card Industry Security Standards Council (PCI-SSC) to reduce payment card fraud globally through tight controls around the storage, transmission, and processing of cardholder data (CHD).</text:p>
      <text:p text:style-name="Text_20_body"><text:span text:style-name="Strong_20_Emphasis">When it's needed</text:span>: Any organization that processes, stores, or transmits credit card data must comply with PCI-DSS. This applies to merchants, payment processors, banks, and service providers.</text:p>
      <text:p text:style-name="Text_20_body"><text:span text:style-name="Strong_20_Emphasis">Importance</text:span>: Compliance reduces the risk of breaches and fraud by implementing security controls. Non-compliance can result in fines, loss of the ability to process payments, and damage to the business's reputation.</text:p>
      <text:p text:style-name="Text_20_body"><text:span text:style-name="Strong_20_Emphasis">Real-world example</text:span>: A retail store using an e-commerce platform must follow PCI-DSS to securely handle customer credit card payments. Failing to comply could result in a data breach where credit card information is stolen.</text:p>
      <text:p text:style-name="Horizontal_20_Line"/>
      <text:h text:style-name="Heading_20_4" text:outline-level="4"><text:span text:style-name="Strong_20_Emphasis">2. CDE (Card Data Environment)</text:span></text:h>
      <text:p text:style-name="Text_20_body"><text:span text:style-name="Strong_20_Emphasis">What it is</text:span>: The systems, processes, and networks that store, process, or transmit cardholder data (CHD). The CDE is where PCI-DSS applies most rigorously.</text:p>
      <text:p text:style-name="Text_20_body"><text:span text:style-name="Strong_20_Emphasis">When it's needed</text:span>: Any organization that interacts with cardholder data needs to define its CDE and implement security measures within it.</text:p>
      <text:p text:style-name="Text_20_body"><text:span text:style-name="Strong_20_Emphasis">Importance</text:span>: Minimizing the scope of the CDE by isolating the systems that handle CHD helps reduce the compliance burden.</text:p>
      <text:p text:style-name="Text_20_body"><text:span text:style-name="Strong_20_Emphasis">Real-world example</text:span>: An organization using two WiFi networks could isolate the payment system on a dedicated network (CDE), keeping non-payment systems separate to reduce the PCI-DSS scope.</text:p>
      <text:p text:style-name="Horizontal_20_Line"/>
      <text:h text:style-name="Heading_20_4" text:outline-level="4"><text:span text:style-name="Strong_20_Emphasis">3. CHD (Cardholder Data) and SAD (Sensitive Authentication Data)</text:span></text:h>
      <text:list text:style-name="L1">
        <text:list-item>
          <text:p text:style-name="P2"><text:span text:style-name="Strong_20_Emphasis">CHD</text:span> includes the full PAN (Primary Account Number), cardholder name, expiration date, and service code.</text:p>
        </text:list-item>
        <text:list-item>
          <text:p text:style-name="P1"><text:span text:style-name="Strong_20_Emphasis">SAD</text:span> includes data such as the CVV2 (card verification value), magnetic stripe data, or PIN data.</text:p>
        </text:list-item>
      </text:list>
      <text:p text:style-name="Text_20_body"><text:span text:style-name="Strong_20_Emphasis">When it's needed</text:span>: CHD is used for processing transactions and may be stored under specific PCI-DSS rules. SAD, on the other hand, <text:span text:style-name="Strong_20_Emphasis">cannot</text:span> be stored post-authorization.</text:p>
      <text:p text:style-name="Text_20_body"><text:span text:style-name="Strong_20_Emphasis">Importance</text:span>: Protecting CHD is critical to avoid data breaches and fraud, while SAD must never be stored after authorization for security reasons.</text:p>
      <text:p text:style-name="Text_20_body"><text:soft-page-break/><text:span text:style-name="Strong_20_Emphasis">Real-world example</text:span>: When a customer makes an online purchase, the merchant stores CHD in a secure environment but cannot store the CVV2 after the transaction is complete.</text:p>
      <text:p text:style-name="Horizontal_20_Line"/>
      <text:h text:style-name="Heading_20_4" text:outline-level="4"><text:span text:style-name="Strong_20_Emphasis">4. SAQ (Self-Assessment Questionnaire) and ROC (Report on Compliance)</text:span></text:h>
      <text:list text:style-name="L2">
        <text:list-item>
          <text:p text:style-name="P4"><text:span text:style-name="Strong_20_Emphasis">SAQ</text:span>: A self-assessment form that merchants with fewer than 6 million transactions per year fill out to validate their PCI-DSS compliance.</text:p>
        </text:list-item>
        <text:list-item>
          <text:p text:style-name="P3"><text:span text:style-name="Strong_20_Emphasis">ROC</text:span>: A full audit performed by a Qualified Security Assessor (QSA) for larger organizations (Level 1 merchants).</text:p>
        </text:list-item>
      </text:list>
      <text:p text:style-name="Text_20_body"><text:span text:style-name="Strong_20_Emphasis">When it's needed</text:span>: Smaller merchants may use SAQs, while larger businesses must undergo a ROC to ensure compliance.</text:p>
      <text:p text:style-name="Text_20_body"><text:span text:style-name="Strong_20_Emphasis">Importance</text:span>: Both mechanisms help ensure that organizations are following the necessary security protocols to protect cardholder data.</text:p>
      <text:p text:style-name="Text_20_body"><text:span text:style-name="Strong_20_Emphasis">Real-world example</text:span>: A small business processing fewer than 1 million transactions per year can complete the SAQ-D, while a large retailer with over 6 million transactions must undergo a formal ROC assessment.</text:p>
      <text:p text:style-name="Horizontal_20_Line"/>
      <text:h text:style-name="Heading_20_4" text:outline-level="4"><text:span text:style-name="Strong_20_Emphasis">5. Issuing Bank, Acquiring Bank, and Payment Processor</text:span></text:h>
      <text:list text:style-name="L3">
        <text:list-item>
          <text:p text:style-name="P6"><text:span text:style-name="Strong_20_Emphasis">Issuing Bank</text:span>: The bank that issued the credit card to the cardholder.</text:p>
        </text:list-item>
        <text:list-item>
          <text:p text:style-name="P6"><text:span text:style-name="Strong_20_Emphasis">Acquiring Bank</text:span>: The bank where the merchant has an account and that processes the merchant’s transactions.</text:p>
        </text:list-item>
        <text:list-item>
          <text:p text:style-name="P5"><text:span text:style-name="Strong_20_Emphasis">Payment Processor</text:span>: A third-party service provider that facilitates communication between the acquiring and issuing banks.</text:p>
        </text:list-item>
      </text:list>
      <text:p text:style-name="Text_20_body"><text:span text:style-name="Strong_20_Emphasis">When it's needed</text:span>: These entities are involved in every payment transaction, ensuring that funds are transferred securely between the cardholder and the merchant.</text:p>
      <text:p text:style-name="Text_20_body"><text:span text:style-name="Strong_20_Emphasis">Importance</text:span>: Proper communication and security between these entities are crucial to the smooth and secure flow of payment information.</text:p>
      <text:p text:style-name="Text_20_body"><text:span text:style-name="Strong_20_Emphasis">Real-world example</text:span>: When a customer purchases an item online using a VISA card, the payment processor communicates with the acquiring bank (merchant’s bank) and the issuing bank (customer’s bank) to authorize and complete the transaction.</text:p>
      <text:p text:style-name="Horizontal_20_Line"/>
      <text:h text:style-name="Heading_20_4" text:outline-level="4"><text:span text:style-name="Strong_20_Emphasis">6. Authorization, Authentication, Clearing, and Settlement</text:span> (Anatomy of Payment Flow)</text:h>
      <text:p text:style-name="Text_20_body"><text:span text:style-name="Strong_20_Emphasis">Authorization</text:span>: The process by which the issuing bank approves or declines a transaction based on the cardholder’s balance and other factors.</text:p>
      <text:p text:style-name="Text_20_body"><text:span text:style-name="Strong_20_Emphasis">Authentication</text:span>: Verifying the identity of the cardholder, typically through PINs, signatures, or multi-factor authentication.</text:p>
      <text:p text:style-name="Text_20_body"><text:span text:style-name="Strong_20_Emphasis">Clearing and Settlement</text:span>: The process of transferring funds between the issuing bank and the acquiring bank, ensuring that the merchant receives the money for the transaction.</text:p>
      <text:p text:style-name="Text_20_body"><text:soft-page-break/><text:span text:style-name="Strong_20_Emphasis">When it's needed</text:span>: These stages occur in every credit card transaction.</text:p>
      <text:p text:style-name="Text_20_body"><text:span text:style-name="Strong_20_Emphasis">Importance</text:span>: Ensuring security and accuracy during each stage minimizes the risk of fraud or errors.</text:p>
      <text:p text:style-name="Text_20_body"><text:span text:style-name="Strong_20_Emphasis">Real-world example</text:span>: When you swipe your card at a store, authorization is the step where the bank verifies if there are sufficient funds and allows the transaction. Clearing and settlement ensure the merchant receives the funds within 24-48 hours.</text:p>
      <text:p text:style-name="Horizontal_20_Line"/>
      <text:h text:style-name="Heading_20_3" text:outline-level="3"><text:span text:style-name="Strong_20_Emphasis">Important Notes for Compliance</text:span></text:h>
      <text:list text:style-name="L4">
        <text:list-item>
          <text:p text:style-name="P8"><text:span text:style-name="Strong_20_Emphasis">Reducing CDE</text:span>: Merchants should limit the systems and networks involved in handling CHD to reduce the scope of PCI-DSS.</text:p>
        </text:list-item>
        <text:list-item>
          <text:p text:style-name="P8"><text:span text:style-name="Strong_20_Emphasis">Encryption</text:span>: Ensure all cardholder data is encrypted both in transit and at rest.</text:p>
        </text:list-item>
        <text:list-item>
          <text:p text:style-name="P8"><text:span text:style-name="Strong_20_Emphasis">Firewall Configuration</text:span>: Properly configuring firewalls and using secure networks is required under PCI-DSS.</text:p>
        </text:list-item>
        <text:list-item>
          <text:p text:style-name="P8"><text:span text:style-name="Strong_20_Emphasis">Penetration Testing</text:span>: Regular penetration tests help identify vulnerabilities in the CDE.</text:p>
        </text:list-item>
        <text:list-item>
          <text:p text:style-name="P7"><text:span text:style-name="Strong_20_Emphasis">PCI-DSS Version Updates</text:span>: Keep track of the latest version of PCI-DSS to ensure all security standards are met.</text:p>
        </text:list-item>
      </text:list>
      <text:p text:style-name="Standard"/>
      <text:h text:style-name="Heading_20_3" text:outline-level="3"><text:span text:style-name="Strong_20_Emphasis">Summary</text:span></text:h>
      <text:p text:style-name="Text_20_body">PCI-DSS compliance is essential for any organization that handles credit card transactions. It includes securing cardholder data through defined standards for storing, processing, and transmitting this information. Merchants, processors, and financial institutions must work together to ensure safe payment flows, avoid fraud, and meet the requirements set forth by the PCI-SSC.</text:p>
      <text:p text:style-name="Text_20_body">By following these standards, organizations can protect sensitive data, avoid penalties, and build trust with customer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20:39:22.977000000</meta:creation-date>
    <dc:date>2024-10-09T20:40:26.046000000</dc:date>
    <meta:editing-duration>PT1M2S</meta:editing-duration>
    <meta:editing-cycles>2</meta:editing-cycles>
    <meta:generator>LibreOffice/24.2.5.2$Windows_X86_64 LibreOffice_project/bffef4ea93e59bebbeaf7f431bb02b1a39ee8a59</meta:generator>
    <meta:document-statistic meta:table-count="0" meta:image-count="0" meta:object-count="0" meta:page-count="3" meta:paragraph-count="46" meta:word-count="908" meta:character-count="6116" meta:non-whitespace-character-count="5266"/>
  </office:meta>
</office:document-meta>
</file>